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74.21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fl-10instance-tra-373-1000res--1folds-0.001ridge-20w2vdim-17-09_10:36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1014492392866" calcext:value-type="float">
            <text:p>0.2410144924</text:p>
          </table:table-cell>
          <table:table-cell office:value-type="float" office:value="0.216964969089027" calcext:value-type="float">
            <text:p>0.2169649691</text:p>
          </table:table-cell>
          <table:table-cell office:value-type="float" office:value="0.175804289544236" calcext:value-type="float">
            <text:p>0.1758042895</text:p>
          </table:table-cell>
          <table:table-cell office:value-type="float" office:value="0.258441963621793" calcext:value-type="float">
            <text:p>0.2584419636</text:p>
          </table:table-cell>
          <table:table-cell office:value-type="float" office:value="0.450402144772118" calcext:value-type="float">
            <text:p>0.4504021448</text:p>
          </table:table-cell>
          <table:table-cell office:value-type="float" office:value="0.497533971460034" calcext:value-type="float">
            <text:p>0.4975339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6972771433286" calcext:value-type="float">
            <text:p>0.2369727714</text:p>
          </table:table-cell>
          <table:table-cell office:value-type="float" office:value="0.183433984146968" calcext:value-type="float">
            <text:p>0.1834339841</text:p>
          </table:table-cell>
          <table:table-cell office:value-type="float" office:value="0.167716711349419" calcext:value-type="float">
            <text:p>0.1677167113</text:p>
          </table:table-cell>
          <table:table-cell office:value-type="float" office:value="0.246345450340237" calcext:value-type="float">
            <text:p>0.2463454503</text:p>
          </table:table-cell>
          <table:table-cell office:value-type="float" office:value="0.445040214477212" calcext:value-type="float">
            <text:p>0.4450402145</text:p>
          </table:table-cell>
          <table:table-cell office:value-type="float" office:value="0.496970242545053" calcext:value-type="float">
            <text:p>0.4969702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1183098229587" calcext:value-type="float">
            <text:p>0.2411830982</text:p>
          </table:table-cell>
          <table:table-cell office:value-type="float" office:value="0.214937427576983" calcext:value-type="float">
            <text:p>0.2149374276</text:p>
          </table:table-cell>
          <table:table-cell office:value-type="float" office:value="0.16478999106345" calcext:value-type="float">
            <text:p>0.1647899911</text:p>
          </table:table-cell>
          <table:table-cell office:value-type="float" office:value="0.246954597875572" calcext:value-type="float">
            <text:p>0.2469545979</text:p>
          </table:table-cell>
          <table:table-cell office:value-type="float" office:value="0.439678284182306" calcext:value-type="float">
            <text:p>0.4396782842</text:p>
          </table:table-cell>
          <table:table-cell office:value-type="float" office:value="0.496347953154649" calcext:value-type="float">
            <text:p>0.49634795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0305957940194" calcext:value-type="float">
            <text:p>0.2403059579</text:p>
          </table:table-cell>
          <table:table-cell office:value-type="float" office:value="0.187219719780729" calcext:value-type="float">
            <text:p>0.1872197198</text:p>
          </table:table-cell>
          <table:table-cell office:value-type="float" office:value="0.175424486148347" calcext:value-type="float">
            <text:p>0.1754244861</text:p>
          </table:table-cell>
          <table:table-cell office:value-type="float" office:value="0.251922911706594" calcext:value-type="float">
            <text:p>0.2519229117</text:p>
          </table:table-cell>
          <table:table-cell office:value-type="float" office:value="0.466487935656837" calcext:value-type="float">
            <text:p>0.4664879357</text:p>
          </table:table-cell>
          <table:table-cell office:value-type="float" office:value="0.498875677442246" calcext:value-type="float">
            <text:p>0.49887567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822885375287" calcext:value-type="float">
            <text:p>0.2382288538</text:p>
          </table:table-cell>
          <table:table-cell office:value-type="float" office:value="0.190806021827185" calcext:value-type="float">
            <text:p>0.1908060218</text:p>
          </table:table-cell>
          <table:table-cell office:value-type="float" office:value="0.16825290437891" calcext:value-type="float">
            <text:p>0.1682529044</text:p>
          </table:table-cell>
          <table:table-cell office:value-type="float" office:value="0.248299056168296" calcext:value-type="float">
            <text:p>0.2482990562</text:p>
          </table:table-cell>
          <table:table-cell office:value-type="float" office:value="0.450402144772118" calcext:value-type="float">
            <text:p>0.4504021448</text:p>
          </table:table-cell>
          <table:table-cell office:value-type="float" office:value="0.497533971460034" calcext:value-type="float">
            <text:p>0.4975339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2517357957509" calcext:value-type="float">
            <text:p>0.252517358</text:p>
          </table:table-cell>
          <table:table-cell office:value-type="float" office:value="0.273861529535504" calcext:value-type="float">
            <text:p>0.2738615295</text:p>
          </table:table-cell>
          <table:table-cell office:value-type="float" office:value="0.18612600536193" calcext:value-type="float">
            <text:p>0.1861260054</text:p>
          </table:table-cell>
          <table:table-cell office:value-type="float" office:value="0.260770063133311" calcext:value-type="float">
            <text:p>0.2607700631</text:p>
          </table:table-cell>
          <table:table-cell office:value-type="float" office:value="0.474530831099196" calcext:value-type="float">
            <text:p>0.4745308311</text:p>
          </table:table-cell>
          <table:table-cell office:value-type="float" office:value="0.499350900104828" calcext:value-type="float">
            <text:p>0.4993509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844272765421" calcext:value-type="float">
            <text:p>0.2284427277</text:p>
          </table:table-cell>
          <table:table-cell office:value-type="float" office:value="0.169810695260802" calcext:value-type="float">
            <text:p>0.1698106953</text:p>
          </table:table-cell>
          <table:table-cell office:value-type="float" office:value="0.171872207327971" calcext:value-type="float">
            <text:p>0.1718722073</text:p>
          </table:table-cell>
          <table:table-cell office:value-type="float" office:value="0.255285741286472" calcext:value-type="float">
            <text:p>0.2552857413</text:p>
          </table:table-cell>
          <table:table-cell office:value-type="float" office:value="0.445040214477212" calcext:value-type="float">
            <text:p>0.4450402145</text:p>
          </table:table-cell>
          <table:table-cell office:value-type="float" office:value="0.496970242545053" calcext:value-type="float">
            <text:p>0.4969702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2205297675006" calcext:value-type="float">
            <text:p>0.2422052977</text:p>
          </table:table-cell>
          <table:table-cell office:value-type="float" office:value="0.207378215165017" calcext:value-type="float">
            <text:p>0.2073782152</text:p>
          </table:table-cell>
          <table:table-cell office:value-type="float" office:value="0.166756032171582" calcext:value-type="float">
            <text:p>0.1667560322</text:p>
          </table:table-cell>
          <table:table-cell office:value-type="float" office:value="0.253807745191744" calcext:value-type="float">
            <text:p>0.2538077452</text:p>
          </table:table-cell>
          <table:table-cell office:value-type="float" office:value="0.428954423592493" calcext:value-type="float">
            <text:p>0.4289544236</text:p>
          </table:table-cell>
          <table:table-cell office:value-type="float" office:value="0.494926788599006" calcext:value-type="float">
            <text:p>0.49492678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8434219691022" calcext:value-type="float">
            <text:p>0.2484342197</text:p>
          </table:table-cell>
          <table:table-cell office:value-type="float" office:value="0.213649863882536" calcext:value-type="float">
            <text:p>0.2136498639</text:p>
          </table:table-cell>
          <table:table-cell office:value-type="float" office:value="0.18375781948168" calcext:value-type="float">
            <text:p>0.1837578195</text:p>
          </table:table-cell>
          <table:table-cell office:value-type="float" office:value="0.261900986884284" calcext:value-type="float">
            <text:p>0.2619009869</text:p>
          </table:table-cell>
          <table:table-cell office:value-type="float" office:value="0.455764075067024" calcext:value-type="float">
            <text:p>0.4557640751</text:p>
          </table:table-cell>
          <table:table-cell office:value-type="float" office:value="0.498039338752798" calcext:value-type="float">
            <text:p>0.49803933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0376373875607" calcext:value-type="float">
            <text:p>0.2403763739</text:p>
          </table:table-cell>
          <table:table-cell office:value-type="float" office:value="0.208081506565549" calcext:value-type="float">
            <text:p>0.2080815066</text:p>
          </table:table-cell>
          <table:table-cell office:value-type="float" office:value="0.164767649687221" calcext:value-type="float">
            <text:p>0.1647676497</text:p>
          </table:table-cell>
          <table:table-cell office:value-type="float" office:value="0.250675892277154" calcext:value-type="float">
            <text:p>0.2506758923</text:p>
          </table:table-cell>
          <table:table-cell office:value-type="float" office:value="0.436997319034853" calcext:value-type="float">
            <text:p>0.436997319</text:p>
          </table:table-cell>
          <table:table-cell office:value-type="float" office:value="0.496014780214465" calcext:value-type="float">
            <text:p>0.49601478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240968115060216" calcext:value-type="float">
            <text:p>0.2409681151</text:p>
          </table:table-cell>
          <table:table-cell/>
          <table:table-cell table:formula="of:=AVERAGE([.D2:.D11])" office:value-type="float" office:value="0.172526809651475" calcext:value-type="float">
            <text:p>0.1725268097</text:p>
          </table:table-cell>
          <table:table-cell/>
          <table:table-cell table:formula="of:=AVERAGE([.F2:.F11])" office:value-type="float" office:value="0.449329758713137" calcext:value-type="float">
            <text:p>0.4493297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0.00642777810116292" calcext:value-type="float">
            <text:p>0.0064277781</text:p>
          </table:table-cell>
          <table:table-cell/>
          <table:table-cell table:formula="of:=STDEV([.D2:.D11])" office:value-type="float" office:value="0.00764059860510498" calcext:value-type="float">
            <text:p>0.0076405986</text:p>
          </table:table-cell>
          <table:table-cell/>
          <table:table-cell table:formula="of:=STDEV([.F2:.F11])" office:value-type="float" office:value="0.0136234773906413" calcext:value-type="float">
            <text:p>0.01362347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5:13:48.734268483</dc:date>
    <dc:creator>Surender Kumar</dc:creator>
    <meta:editing-duration>PT1M39S</meta:editing-duration>
    <meta:editing-cycles>1</meta:editing-cycles>
    <meta:document-statistic meta:table-count="1" meta:cell-count="96" meta:object-count="0"/>
    <meta:generator>LibreOffice/5.1.4.2$Linux_X86_64 LibreOffice_project/10m0$Build-2</meta:generator>
  </office:meta>
</office:document-meta>
</file>